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80b5" officeooo:paragraph-rsid="001e80b5"/>
    </style:style>
    <style:style style:name="P2" style:family="paragraph" style:parent-style-name="Text_20_body" style:list-style-name="L2">
      <style:text-properties officeooo:rsid="001e80b5" officeooo:paragraph-rsid="001e80b5"/>
    </style:style>
    <style:style style:name="P3" style:family="paragraph" style:parent-style-name="Text_20_body" style:list-style-name="L3">
      <style:text-properties officeooo:rsid="001e80b5" officeooo:paragraph-rsid="001e80b5"/>
    </style:style>
    <style:style style:name="P4" style:family="paragraph" style:parent-style-name="Text_20_body" style:list-style-name="L4">
      <style:text-properties officeooo:rsid="001e80b5" officeooo:paragraph-rsid="001e80b5"/>
    </style:style>
    <style:style style:name="P5" style:family="paragraph" style:parent-style-name="Subtitle">
      <style:text-properties officeooo:rsid="001e80b5" officeooo:paragraph-rsid="001e80b5"/>
    </style:style>
    <style:style style:name="P6" style:family="paragraph" style:parent-style-name="Title">
      <style:text-properties officeooo:rsid="001e80b5" officeooo:paragraph-rsid="001e80b5"/>
    </style:style>
    <style:style style:name="P7" style:family="paragraph" style:parent-style-name="Heading_20_1">
      <style:text-properties officeooo:rsid="001e80b5" officeooo:paragraph-rsid="001e80b5"/>
    </style:style>
    <style:style style:name="T1" style:family="text">
      <style:text-properties officeooo:rsid="001e80b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uter Vision</text:p>
      <text:p text:style-name="P5">In FRC Robot Designs</text:p>
      <text:h text:style-name="P7" text:outline-level="1">Goal</text:h>
      <text:p text:style-name="P1">Develop a software/hardware sub-system that can be used for computer vision based auto-targeting and FRC field element recognition</text:p>
      <text:h text:style-name="P7" text:outline-level="1">Requirements</text:h>
      <text:list xml:id="list4186008607030050465" text:style-name="L2">
        <text:list-item>
          <text:p text:style-name="P2">Solution needs to operate in real time</text:p>
        </text:list-item>
        <text:list-item>
          <text:p text:style-name="P2">Solution needs to be supported in simulation as well as real hardware</text:p>
        </text:list-item>
        <text:list-item>
          <text:p text:style-name="P2">Solution needs to be low cost</text:p>
        </text:list-item>
      </text:list>
      <text:h text:style-name="P7" text:outline-level="1">Image processing Software packages</text:h>
      <text:list xml:id="list4141247978718725062" text:style-name="L3">
        <text:list-item>
          <text:p text:style-name="P3">CUDA</text:p>
        </text:list-item>
        <text:list-item>
          <text:p text:style-name="P3">OpenCL</text:p>
        </text:list-item>
        <text:list-item>
          <text:p text:style-name="P3">IMAQ</text:p>
        </text:list-item>
        <text:list-item>
          <text:p text:style-name="P3">GRIP</text:p>
        </text:list-item>
      </text:list>
      <text:h text:style-name="P7" text:outline-level="1">Image processing Hardware platforms</text:h>
      <text:list xml:id="list6418385971043282769" text:style-name="L4">
        <text:list-item>
          <text:p text:style-name="P4">Desktop Multicore CPU</text:p>
        </text:list-item>
        <text:list-item>
          <text:p text:style-name="P4">Raspberry PI</text:p>
        </text:list-item>
        <text:list-item>
          <text:p text:style-name="P4">Jetson GPU accelerator</text:p>
        </text:list-item>
        <text:list-item>
          <text:p text:style-name="P4">Robo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2:26.804601245</meta:creation-date>
    <dc:date>2016-05-13T09:58:10.186336313</dc:date>
    <meta:editing-duration>PT33S</meta:editing-duration>
    <meta:editing-cycles>1</meta:editing-cycles>
    <meta:document-statistic meta:table-count="0" meta:image-count="0" meta:object-count="0" meta:page-count="1" meta:paragraph-count="18" meta:word-count="83" meta:character-count="488" meta:non-whitespace-character-count="434"/>
    <meta:generator>LibreOffice/4.2.8.2$Linux_X86_64 LibreOffice_project/420m0$Build-2</meta:generator>
  </office:meta>
</office:document-meta>
</file>